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7.emf" manifest:media-type=""/>
  <manifest:file-entry manifest:full-path="media/image5.emf" manifest:media-type=""/>
  <manifest:file-entry manifest:full-path="media/image4.emf" manifest:media-type=""/>
  <manifest:file-entry manifest:full-path="media/image3.emf" manifest:media-type=""/>
  <manifest:file-entry manifest:full-path="media/image2.emf" manifest:media-type=""/>
  <manifest:file-entry manifest:full-path="media/image6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fo:hyphenate="true"/>
    </style:style>
    <style:style style:name="T13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style:language-asian="en" style:country-asian="US" style:language-complex="ar" style:country-complex="SA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37" style:family="table-row">
      <style:table-row-properties style:row-height="0.5986in" style:use-optimal-row-height="false"/>
    </style:style>
    <style:style style:name="TableCell38" style:family="table-cell">
      <style:table-cell-properties fo:border="none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42" style:family="table-row">
      <style:table-row-properties style:row-height="0.55in" style:use-optimal-row-height="false"/>
    </style:style>
    <style:style style:name="TableCell43" style:family="table-cell">
      <style:table-cell-properties fo:border="none" style:writing-mode="lr-tb" fo:padding-top="0.0381in" fo:padding-left="0.0381in" fo:padding-bottom="0.0381in" fo:padding-right="0.0381in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47" style:family="table-row">
      <style:table-row-properties style:row-height="0.5534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52" style:family="table-row">
      <style:table-row-properties style:row-height="0.55in"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57" style:family="table-row">
      <style:table-row-properties style:row-height="0.5in" style:use-optimal-row-height="false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Cambria" style:family="paragraph">
      <style:paragraph-properties fo:margin-left="0.4368in">
        <style:tab-stops/>
      </style:paragraph-properties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TableRow62" style:family="table-row">
      <style:table-row-properties style:row-height="0.5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Cambria" style:family="paragraph">
      <style:paragraph-properties fo:margin-left="0.4368in">
        <style:tab-stops/>
      </style:paragraph-properties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541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72" style:family="table-row">
      <style:table-row-properties style:row-height="0.5493in"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5" style:parent-style-name="Standard" style:family="paragraph">
      <style:paragraph-properties fo:text-align="end" fo:margin-left="0.4368in">
        <style:tab-stops/>
      </style:paragraph-properties>
    </style:style>
    <style:style style:name="T7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Normal" style:family="paragraph">
      <style:paragraph-properties>
        <style:tab-stops>
          <style:tab-stop style:type="left" style:position="0.9375in"/>
        </style:tab-stops>
      </style:paragraph-properties>
    </style:style>
    <style:style style:name="TableRow79" style:family="table-row">
      <style:table-row-properties style:row-height="0.6208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5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P91" style:parent-style-name="Standard" style:master-page-name="MP1" style:family="paragraph">
      <style:paragraph-properties fo:break-before="page"/>
      <style:text-properties style:font-name="Calibri" fo:color="#000000" fo:font-size="26pt" style:font-size-asian="26pt"/>
    </style:style>
    <style:style style:name="P92" style:parent-style-name="Normal" style:family="paragraph">
      <style:text-properties style:font-name="Arial" style:font-name-complex="Arial" fo:font-size="16pt" style:font-size-asian="16pt"/>
    </style:style>
    <style:style style:name="P93" style:parent-style-name="Normal" style:family="paragraph">
      <style:text-properties style:font-name="Arial" style:font-name-complex="Arial" fo:font-size="16pt" style:font-size-asian="16pt"/>
    </style:style>
    <style:style style:name="T94" style:parent-style-name="Fuentedepárrafopredeter." style:family="text">
      <style:text-properties style:font-name="Arial" style:font-name-complex="Arial" fo:font-size="14pt" style:font-size-asian="14pt"/>
    </style:style>
    <style:style style:name="T95" style:parent-style-name="Fuentedepárrafopredeter." style:family="text">
      <style:text-properties style:font-name="Arial" style:font-name-complex="Arial" fo:font-size="16pt" style:font-size-asian="16pt"/>
    </style:style>
    <style:style style:name="P96" style:parent-style-name="Normal" style:family="paragraph">
      <style:text-properties style:font-name="Arial" style:font-name-complex="Arial" fo:font-size="16pt" style:font-size-asian="16pt"/>
    </style:style>
    <style:style style:name="T97" style:parent-style-name="Fuentedepárrafopredeter." style:family="text">
      <style:text-properties style:font-name="Arial" style:font-name-complex="Arial"/>
    </style:style>
    <style:style style:name="T98" style:parent-style-name="Fuentedepárrafopredeter." style:family="text">
      <style:text-properties style:font-name="Arial" style:font-name-complex="Arial"/>
    </style:style>
    <style:style style:name="T99" style:parent-style-name="Fuentedepárrafopredeter." style:family="text">
      <style:text-properties style:font-name="Arial" style:font-name-complex="Arial"/>
    </style:style>
    <style:style style:name="P100" style:parent-style-name="Normal" style:family="paragraph">
      <style:text-properties style:font-name="Arial" style:font-name-complex="Arial" fo:font-size="14pt" style:font-size-asian="14pt"/>
    </style:style>
    <style:style style:name="P101" style:parent-style-name="Normal" style:family="paragraph">
      <style:text-properties style:font-name="Arial" style:font-name-complex="Arial" fo:font-size="14pt" style:font-size-asian="14pt"/>
    </style:style>
    <style:style style:name="P102" style:parent-style-name="Normal" style:family="paragraph">
      <style:text-properties style:font-name="Arial" style:font-name-complex="Arial"/>
    </style:style>
    <style:style style:name="P103" style:parent-style-name="Normal" style:family="paragraph">
      <style:text-properties style:font-name="Arial" style:font-name-complex="Arial"/>
    </style:style>
    <style:style style:name="P104" style:parent-style-name="Normal" style:family="paragraph">
      <style:text-properties style:font-name="Arial" style:font-name-complex="Arial" fo:font-size="14pt" style:font-size-asian="14pt"/>
    </style:style>
    <style:style style:name="P105" style:parent-style-name="Normal" style:family="paragraph">
      <style:text-properties style:font-name="Arial" style:font-name-complex="Arial"/>
    </style:style>
    <style:style style:name="P106" style:parent-style-name="Normal" style:family="paragraph">
      <style:text-properties style:font-name="Arial" style:font-name-complex="Arial"/>
    </style:style>
    <style:style style:name="P107" style:parent-style-name="Normal" style:family="paragraph">
      <style:text-properties style:font-name="Arial" style:font-name-complex="Arial"/>
    </style:style>
    <style:style style:name="P108" style:parent-style-name="Normal" style:family="paragraph">
      <style:text-properties style:font-name="Arial" style:font-name-complex="Arial"/>
    </style:style>
    <style:style style:name="P109" style:parent-style-name="Normal" style:family="paragraph">
      <style:text-properties style:font-name="Arial" style:font-name-complex="Arial"/>
    </style:style>
    <style:style style:name="P110" style:parent-style-name="Normal" style:family="paragraph">
      <style:text-properties style:font-name="Arial" style:font-name-complex="Arial"/>
    </style:style>
    <style:style style:name="P111" style:parent-style-name="Normal" style:family="paragraph">
      <style:text-properties style:font-name="Arial" style:font-name-complex="Arial"/>
    </style:style>
    <style:style style:name="T112" style:parent-style-name="Fuentedepárrafopredeter." style:family="text">
      <style:text-properties style:font-name="Arial" style:font-name-complex="Arial"/>
    </style:style>
    <style:style style:name="T113" style:parent-style-name="Fuentedepárrafopredeter." style:family="text">
      <style:text-properties style:font-name="Arial" style:font-name-complex="Arial"/>
    </style:style>
    <style:style style:name="P114" style:parent-style-name="Normal" style:family="paragraph">
      <style:text-properties style:font-name="Arial" style:font-name-complex="Arial"/>
    </style:style>
    <style:style style:name="P115" style:parent-style-name="Normal" style:family="paragraph">
      <style:text-properties style:font-name="Arial" style:font-name-complex="Arial"/>
    </style:style>
    <style:style style:name="T116" style:parent-style-name="Fuentedepárrafopredeter." style:family="text">
      <style:text-properties style:font-name="Arial" style:font-name-complex="Arial"/>
    </style:style>
    <style:style style:name="T117" style:parent-style-name="Fuentedepárrafopredeter." style:family="text">
      <style:text-properties style:font-name="Arial" style:font-name-complex="Arial"/>
    </style:style>
    <style:style style:name="P118" style:parent-style-name="Normal" style:family="paragraph">
      <style:text-properties style:font-name="Arial" style:font-name-complex="Arial"/>
    </style:style>
    <style:style style:name="P119" style:parent-style-name="Normal" style:family="paragraph">
      <style:text-properties style:font-name="Arial" style:font-name-complex="Arial"/>
    </style:style>
    <style:style style:name="T120" style:parent-style-name="Fuentedepárrafopredeter." style:family="text">
      <style:text-properties style:font-name="Arial" style:font-name-complex="Arial"/>
    </style:style>
    <style:style style:name="T121" style:parent-style-name="Fuentedepárrafopredeter." style:family="text">
      <style:text-properties style:font-name="Arial" style:font-name-complex="Arial"/>
    </style:style>
    <style:style style:name="P122" style:parent-style-name="Normal" style:family="paragraph">
      <style:text-properties style:font-name="Arial" style:font-name-complex="Arial"/>
    </style:style>
    <style:style style:name="P123" style:parent-style-name="Normal" style:family="paragraph">
      <style:text-properties style:font-name="Arial" style:font-name-complex="Arial"/>
    </style:style>
    <style:style style:name="P124" style:parent-style-name="Normal" style:family="paragraph">
      <style:text-properties style:font-name="Arial" style:font-name-complex="Arial"/>
    </style:style>
    <style:style style:name="P125" style:parent-style-name="Normal" style:family="paragraph">
      <style:text-properties style:font-name="Arial" style:font-name-complex="Arial"/>
    </style:style>
    <style:style style:name="P126" style:parent-style-name="Normal" style:family="paragraph">
      <style:text-properties fo:hyphenate="true"/>
    </style:style>
    <style:style style:name="T127" style:parent-style-name="Fuentedepárrafopredeter." style:family="text">
      <style:text-properties style:font-name="Arial" style:font-name-complex="Arial"/>
    </style:style>
    <style:style style:family="graphic" style:name="a6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7.35869in, 0in, 0in)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style:wrap="run-through" style:run-through="background" fo:clip="rect(0in, 1.1927in, 0.97766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bookmark-start text:name="_Hlk490750092"/></text:p>
            <text:p text:style-name="P8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9" table:number-columns-spanned="2">
            <text:p text:style-name="P10"/>
            <text:p text:style-name="P11"/>
            <text:p text:style-name="P12"><text:span text:style-name="T13">Carátula para entrega de prácticas</text:span>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draw:connector draw:type="line" svg:x1="-0.12677in" svg:y1="0.23661in" svg:x2="7.27462in" svg:y2="0.23661in" draw:z-index="251658240" draw:id="id0" draw:style-name="a1" draw:name="Conector recto 114" text:anchor-type="paragraph"><svg:title/><svg:desc/></draw:connector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TableContents">Claudia Rodríguez Espino</text:p>
          </table:table-cell>
        </table:table-row>
        <table:table-row table:style-name="TableRow37">
          <table:table-cell table:style-name="TableCell38">
            <text:p text:style-name="P39"/>
            <text:p text:style-name="P40">Asignatura:</text:p>
          </table:table-cell>
          <table:table-cell table:style-name="TableCell41">
            <text:p text:style-name="TableContents">Fundamentos de Programación</text:p>
          </table:table-cell>
        </table:table-row>
        <table:table-row table:style-name="TableRow42">
          <table:table-cell table:style-name="TableCell43">
            <text:p text:style-name="P44"/>
            <text:p text:style-name="P45">Grupo:</text:p>
          </table:table-cell>
          <table:table-cell table:style-name="TableCell46">
            <text:p text:style-name="TableContents">1102</text:p>
          </table:table-cell>
        </table:table-row>
        <table:table-row table:style-name="TableRow47">
          <table:table-cell table:style-name="TableCell48">
            <text:p text:style-name="P49"/>
            <text:p text:style-name="P50">No de Práctica(s):</text:p>
          </table:table-cell>
          <table:table-cell table:style-name="TableCell51">
            <text:p text:style-name="TableContents">Práctica 3</text:p>
          </table:table-cell>
        </table:table-row>
        <table:table-row table:style-name="TableRow52">
          <table:table-cell table:style-name="TableCell53">
            <text:p text:style-name="P54"/>
            <text:p text:style-name="P55">Integrante(s):</text:p>
          </table:table-cell>
          <table:table-cell table:style-name="TableCell56">
            <text:p text:style-name="TableContents">Leonardo López Pérez</text:p>
          </table:table-cell>
        </table:table-row>
        <table:table-row table:style-name="TableRow57"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/>
            <text:p text:style-name="P70">Semestre:</text:p>
          </table:table-cell>
          <table:table-cell table:style-name="TableCell71">
            <text:p text:style-name="TableContents">2018-1</text:p>
          </table:table-cell>
        </table:table-row>
        <table:table-row table:style-name="TableRow72">
          <table:table-cell table:style-name="TableCell73">
            <text:p text:style-name="P74"/>
            <text:p text:style-name="P75"><text:span text:style-name="T76">Fecha de entrega:</text:span></text:p>
          </table:table-cell>
          <table:table-cell table:style-name="TableCell77">
            <text:p text:style-name="TableContents">Viernes 1 de Agosto del 2017</text:p>
            <text:p text:style-name="P78"/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Observaciones:</text:span>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</table:table>
      <text:p text:style-name="Standard"/>
      <text:soft-page-break/>
      <text:p text:style-name="P91"><text:tab/><text:tab/><text:tab/><text:tab/>CALIFICACIÓN: __________</text:p>
      <text:p text:style-name="Standard"/>
      <text:p text:style-name="P92"><text:bookmark-end text:name="_Hlk490750092"/>Práctica 7: Fundamentos de Lenguaje C.</text:p>
      <text:p text:style-name="P93"/>
      <text:p text:style-name="Normal"><text:span text:style-name="T94">Objetivo</text:span><text:span text:style-name="T95">.</text:span></text:p>
      <text:p text:style-name="P96"/>
      <text:p text:style-name="Normal"><text:span text:style-name="T97">Elaborar programas en lenguaje C utilizando las instrucciones de control de tipo secuencia, para realizar la declaración de variables de diferentes tipos de datos, así como efectuar llamadas a funciones<text:s/></text:span><text:span text:style-name="T98">externas de entrada y salida para asignar y mostrar valores de variables y expresiones.</text:span><text:span text:style-name="T99"><text:line-break/></text:span></text:p>
      <text:p text:style-name="P100">Introducción</text:p>
      <text:p text:style-name="P101"/>
      <text:p text:style-name="P102">Ya analizado el problema y se ha diseñado un algoritmo eficiente, se procede a la codificación, en cualquier lenguaje de programación, en este caso en lenguaje C, en esta etapa se incluye la fase de pruebas en el cual se prueba el programa ejecutable.</text:p>
      <text:p text:style-name="P103"/>
      <text:p text:style-name="P104">Desarrollo</text:p>
      <text:p text:style-name="P105"/>
      <text:p text:style-name="P106">En esta práctica se nos dio una introducción a lo que es el entorno en el lenguaje C y para verificar lo aprendido se realizaron los siguientes<text:s/>tres programas, los cuales incluyen los visto en clase hasta ahora y que fue puesto a prueba en el laboratorio.</text:p>
      <text:p text:style-name="P107"/>
      <text:p text:style-name="P108"><text:tab/>A continuación, los programas correspondientes:</text:p>
      <text:p text:style-name="P109"/>
      <text:p text:style-name="P110">Programa1. Suma de dos números.</text:p>
      <text:p text:style-name="P111"/>
      <text:p text:style-name="Normal"><text:span text:style-name="T112"><draw:frame draw:z-index="251660288" draw:style-name="a2" draw:name="Imagen 7" text:anchor-type="paragraph" svg:x="3.12986in" svg:y="0.02292in" svg:width="3.37347in" svg:height="1.5748in" style:rel-width="scale" style:rel-height="scale"><draw:image xlink:href="media/image2.emf" xlink:type="simple" xlink:show="embed" xlink:actuate="onLoad"/><svg:title/><svg:desc/></draw:frame></text:span><text:span text:style-name="T113"><draw:frame draw:style-name="a3" draw:name="Imagen 3" text:anchor-type="as-char" svg:x="0in" svg:y="0in" svg:width="3.10385in" svg:height="2.6378in" style:rel-width="scale" style:rel-height="scale"><draw:image xlink:href="media/image3.emf" xlink:type="simple" xlink:show="embed" xlink:actuate="onLoad"/><svg:title/><svg:desc/></draw:frame></text:span></text:p>
      <text:p text:style-name="P114"/>
      <text:soft-page-break/>
      <text:p text:style-name="P115">Programa 2. Área del círculo.</text:p>
      <text:p text:style-name="Normal"><text:span text:style-name="T116"><draw:frame draw:z-index="251659264" draw:style-name="a4" draw:name="Imagen 5" text:anchor-type="paragraph" svg:x="3.43125in" svg:y="0.18958in" svg:width="3.05749in" svg:height="1.02362in" style:rel-width="scale" style:rel-height="scale"><draw:image xlink:href="media/image4.emf" xlink:type="simple" xlink:show="embed" xlink:actuate="onLoad"/><svg:title/><svg:desc/></draw:frame></text:span></text:p>
      <text:p text:style-name="Normal"><text:span text:style-name="T117"><draw:frame draw:style-name="a5" draw:name="Imagen 6" text:anchor-type="as-char" svg:x="0in" svg:y="0in" svg:width="3.42957in" svg:height="1.92913in" style:rel-width="scale" style:rel-height="scale"><draw:image xlink:href="media/image5.emf" xlink:type="simple" xlink:show="embed" xlink:actuate="onLoad"/><svg:title/><svg:desc/></draw:frame></text:span></text:p>
      <text:p text:style-name="P118"/>
      <text:p text:style-name="P119">Programa 3.<text:s/>Promedio de 3 números.</text:p>
      <text:p text:style-name="Normal"><text:span text:style-name="T120"><draw:frame draw:z-index="251661312" draw:style-name="a6" draw:name="Imagen 8" text:anchor-type="paragraph" svg:x="2.81736in" svg:y="0.02083in" svg:width="3.45833in" svg:height="1.70833in" style:rel-width="scale" style:rel-height="scale"><draw:image xlink:href="media/image6.emf" xlink:type="simple" xlink:show="embed" xlink:actuate="onLoad"/><svg:title/><svg:desc/></draw:frame></text:span><text:span text:style-name="T121"><draw:frame draw:style-name="a7" draw:name="Imagen 9" text:anchor-type="as-char" svg:x="0in" svg:y="0in" svg:width="2.79965in" svg:height="2.51969in" style:rel-width="scale" style:rel-height="scale"><draw:image xlink:href="media/image7.emf" xlink:type="simple" xlink:show="embed" xlink:actuate="onLoad"/><svg:title/><svg:desc/></draw:frame></text:span></text:p>
      <text:p text:style-name="P122"/>
      <text:p text:style-name="P123">Conclusión</text:p>
      <text:p text:style-name="P124"/>
      <text:p text:style-name="P125"/>
      <text:p text:style-name="P126"><text:span text:style-name="T127">Durante las últimas clases y con esta última práctica me he familiarizado aún más con el lenguaje C, ya que comprendo su sintaxis y he podido realizar los programas que se han dejado de tarea. Creo que este lenguaje de programación es fácil de utilizar, porque no he tenido problemas a la hora de codificar un algoritmo, pues el entorno que ofrece C se presta para una programación fluida. 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language="es" fo:country="MX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37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5in" fo:page-height="11in" style:print-orientation="portrait" fo:margin-top="1.1812in" fo:margin-left="0.9847in" fo:margin-bottom="1.1812in" fo:margin-right="1.01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anya</meta:initial-creator>
    <dc:creator>Leonardo</dc:creator>
    <meta:creation-date>2017-10-03T23:51:00Z</meta:creation-date>
    <dc:date>2017-10-04T18:12:00Z</dc:date>
    <meta:template xlink:href="Normal" xlink:type="simple"/>
    <meta:editing-cycles>5</meta:editing-cycles>
    <meta:editing-duration>PT17160S</meta:editing-duration>
    <meta:document-statistic meta:page-count="3" meta:paragraph-count="3" meta:word-count="288" meta:character-count="1870" meta:row-count="13" meta:non-whitespace-character-count="1585"/>
  </office:meta>
</office:document-meta>
</file>